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0f4" officeooo:paragraph-rsid="000ab0f4"/>
    </style:style>
    <style:style style:name="P2" style:family="paragraph" style:parent-style-name="Standard">
      <style:paragraph-properties fo:text-align="justify" style:justify-single-word="false"/>
      <style:text-properties officeooo:rsid="000ab0f4" officeooo:paragraph-rsid="000ab0f4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ab0f4" officeooo:paragraph-rsid="000ab0f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ab0f4" officeooo:paragraph-rsid="000ab0f4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0ab0f4"/>
    </style:style>
    <style:style style:name="P6" style:family="paragraph" style:parent-style-name="Standard">
      <style:paragraph-properties fo:text-align="justify" style:justify-single-word="false"/>
      <style:text-properties officeooo:rsid="000bb1a7" officeooo:paragraph-rsid="000bb1a7"/>
    </style:style>
    <style:style style:name="T1" style:family="text">
      <style:text-properties officeooo:rsid="000ab0f4"/>
    </style:style>
    <style:style style:name="T2" style:family="text">
      <style:text-properties fo:font-weight="bold" officeooo:rsid="000ab0f4" style:font-weight-asian="bold" style:font-weight-complex="bold"/>
    </style:style>
    <style:style style:name="T3" style:family="text">
      <style:text-properties officeooo:rsid="000b6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ption de la fonctionnalité </text:p>
      <text:p text:style-name="P1"/>
      <text:p text:style-name="P2"><text:tab/>Ici il est sera question de vérifier si pour un jour à compter de J+8 de la date actuelle il y a au moins un créneau libre qu’il y est heure de travail spécifique ou non <text:s/>et si il est un jour de congé ou non pour agent précis dans un service précis </text:p>
      <text:p text:style-name="P2"/>
      <text:p text:style-name="P3">1- Cas des créneaux disponibles </text:p>
      <text:p text:style-name="P2"><text:tab/>* Si oui le jour est marqué au vert pour signifier qu’il est disponible</text:p>
      <text:p text:style-name="P2"><text:tab/>* Sinon le jour ne reçoit aucune marque pour signifier que le jour est plein</text:p>
      <text:p text:style-name="P2"/>
      <text:p text:style-name="P5"><text:span text:style-name="T2">1- Cas jours de congé </text:span></text:p>
      <text:p text:style-name="P2"><text:tab/>* Si oui le jour est marqué au vert pour signifier qu’il est disponible</text:p>
      <text:p text:style-name="P2"><text:tab/>* Sinon le jour ne reçoit aucune marque pour signifier que le jour est p<text:span text:style-name="T3">lein</text:span></text:p>
      <text:p text:style-name="P2"/>
      <text:p text:style-name="P6"><text:tab/>La période de vérification va de J+8 à la date du dernier jours Spécifique configurée par un agent quelconqu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5:59:00.405428379</meta:creation-date>
    <dc:date>2021-09-02T16:09:14.931933593</dc:date>
    <meta:editing-duration>PT10M1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44" meta:character-count="745" meta:non-whitespace-character-count="599"/>
  </office:meta>
</office:document-meta>
</file>